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MessageHeaderAccessor.wrap(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MessageHeaderAccessor.getCorrela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MessageHeaderAccessor.getExpi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MessageHeaderAccessor.getReply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MessageHeaderAccessor.getMessag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MessageHeaderAccessor.JmsMessageHeaderAccessor( Map &lt; String , List &lt; String &gt; &gt; native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MessageHeaderAccessor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MessageHeaderAccessor.get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MessageHeaderAccessor.JmsMessageHeaderAccessor(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MessageHeaderAccessor.get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MessageHeaderAccessor.get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MessageHeaderAccessor.getRedeliv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MessageHeaderAccessor.getDelivery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